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b18" officeooo:paragraph-rsid="001d8b18"/>
    </style:style>
    <style:style style:name="P2" style:family="paragraph" style:parent-style-name="Standard">
      <style:text-properties officeooo:rsid="002736dd" officeooo:paragraph-rsid="002736dd"/>
    </style:style>
    <style:style style:name="P3" style:family="paragraph" style:parent-style-name="Standard">
      <style:text-properties officeooo:rsid="00311a6c" officeooo:paragraph-rsid="00311a6c"/>
    </style:style>
    <style:style style:name="P4" style:family="paragraph" style:parent-style-name="Standard">
      <style:text-properties officeooo:rsid="0039f282" officeooo:paragraph-rsid="0039f282"/>
    </style:style>
    <style:style style:name="P5" style:family="paragraph" style:parent-style-name="Standard">
      <style:text-properties fo:font-weight="bold" officeooo:rsid="0039f282" officeooo:paragraph-rsid="0039f282" style:font-weight-asian="bold" style:font-weight-complex="bold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d8b18" officeooo:paragraph-rsid="001d8b18"/>
    </style:style>
    <style:style style:name="P7" style:family="paragraph" style:parent-style-name="Standard">
      <style:text-properties officeooo:rsid="003c0a2a" officeooo:paragraph-rsid="003c0a2a"/>
    </style:style>
    <style:style style:name="P8" style:family="paragraph" style:parent-style-name="Standard">
      <style:text-properties officeooo:rsid="004ab6e7" officeooo:paragraph-rsid="004ab6e7"/>
    </style:style>
    <style:style style:name="P9" style:family="paragraph" style:parent-style-name="Standard">
      <style:text-properties officeooo:rsid="004b5a02" officeooo:paragraph-rsid="004b5a02"/>
    </style:style>
    <style:style style:name="P10" style:family="paragraph" style:parent-style-name="Standard">
      <style:text-properties officeooo:rsid="004da676" officeooo:paragraph-rsid="004da676"/>
    </style:style>
    <style:style style:name="P11" style:family="paragraph" style:parent-style-name="Standard">
      <style:text-properties officeooo:rsid="004ee1bb" officeooo:paragraph-rsid="004ee1bb"/>
    </style:style>
    <style:style style:name="P12" style:family="paragraph" style:parent-style-name="Standard">
      <style:text-properties fo:font-weight="bold" officeooo:rsid="004ee1bb" officeooo:paragraph-rsid="004ee1bb" style:font-weight-asian="bold" style:font-weight-complex="bold"/>
    </style:style>
    <style:style style:name="P13" style:family="paragraph" style:parent-style-name="Standard">
      <style:text-properties officeooo:rsid="0051c22d" officeooo:paragraph-rsid="0051c22d"/>
    </style:style>
    <style:style style:name="P14" style:family="paragraph" style:parent-style-name="Standard">
      <style:text-properties officeooo:rsid="0053472b" officeooo:paragraph-rsid="0053472b"/>
    </style:style>
    <style:style style:name="P15" style:family="paragraph" style:parent-style-name="Standard">
      <style:text-properties officeooo:rsid="0055fcba" officeooo:paragraph-rsid="0055fcba"/>
    </style:style>
    <style:style style:name="P16" style:family="paragraph" style:parent-style-name="Standard">
      <style:text-properties officeooo:rsid="00565951" officeooo:paragraph-rsid="00565951"/>
    </style:style>
    <style:style style:name="P17" style:family="paragraph" style:parent-style-name="Standard">
      <style:text-properties officeooo:rsid="0056aa02" officeooo:paragraph-rsid="0056aa02"/>
    </style:style>
    <style:style style:name="P18" style:family="paragraph" style:parent-style-name="Standard">
      <style:text-properties officeooo:rsid="00597e3c" officeooo:paragraph-rsid="00597e3c"/>
    </style:style>
    <style:style style:name="P19" style:family="paragraph" style:parent-style-name="Standard">
      <style:text-properties officeooo:rsid="005a2fa9" officeooo:paragraph-rsid="005a2fa9"/>
    </style:style>
    <style:style style:name="P2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597e3c" officeooo:paragraph-rsid="00597e3c"/>
    </style:style>
    <style:style style:name="T1" style:family="text">
      <style:text-properties officeooo:rsid="002443c9"/>
    </style:style>
    <style:style style:name="T2" style:family="text">
      <style:text-properties officeooo:rsid="002b039b"/>
    </style:style>
    <style:style style:name="T3" style:family="text">
      <style:text-properties officeooo:rsid="002e7270"/>
    </style:style>
    <style:style style:name="T4" style:family="text">
      <style:text-properties officeooo:rsid="00320cc0"/>
    </style:style>
    <style:style style:name="T5" style:family="text">
      <style:text-properties officeooo:rsid="00340b18"/>
    </style:style>
    <style:style style:name="T6" style:family="text">
      <style:text-properties officeooo:rsid="0035e664"/>
    </style:style>
    <style:style style:name="T7" style:family="text">
      <style:text-properties officeooo:rsid="003c76e9"/>
    </style:style>
    <style:style style:name="T8" style:family="text">
      <style:text-properties officeooo:rsid="0048656d"/>
    </style:style>
    <style:style style:name="T9" style:family="text">
      <style:text-properties officeooo:rsid="004fe652"/>
    </style:style>
    <style:style style:name="T10" style:family="text">
      <style:text-properties officeooo:rsid="005522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019.01.09</text:p>
      <text:p text:style-name="P1">컴퓨팅 사고력.</text:p>
      <text:p text:style-name="P1">- 구성요소 : 추상화, 자동화</text:p>
      <text:p text:style-name="P1">- 추상화(모델링) : 사람이 직접 문제를 풀면 시간이 오래 걸리는 일을 컴퓨터에게 시키기 위해, 문제를 컴퓨터가 풀 수 있도록 재정의.</text:p>
      <text:p text:style-name="P1">- 자동화 : </text:p>
      <text:p text:style-name="P1"/>
      <text:p text:style-name="P1">- 알고리즘 : 문제해결 방법 정의</text:p>
      <text:p text:style-name="P1"/>
      <text:p text:style-name="P1">코딩이란?</text:p>
      <text:p text:style-name="P6"/>
      <text:p text:style-name="P1"/>
      <text:p text:style-name="P1">인터프리터?</text:p>
      <text:p text:style-name="P1"/>
      <text:p text:style-name="P1">100년 후에도 생존하는 직업 1위 : 심리상담가, 2위: 데이터과학자</text:p>
      <text:p text:style-name="P1"/>
      <text:p text:style-name="P1">객체지향?</text:p>
      <text:p text:style-name="P1">객체 : 데이터 +기능 <text:s/><text:span text:style-name="T1">ex</text:span>)자바에서 <text:span text:style-name="T1">class , 묶는다. [성적: 총점, 학점, ..]</text:span></text:p>
      <text:p text:style-name="P1"/>
      <text:p text:style-name="P1">텐서플로우?</text:p>
      <text:p text:style-name="P2">딥러닝, S/W library</text:p>
      <text:p text:style-name="P6"/>
      <text:p text:style-name="P1"/>
      <text:p text:style-name="P1">데이터 →<text:span text:style-name="T2"> 알고리즘→ 정보</text:span></text:p>
      <text:p text:style-name="P6">-데이터 : 어떻게 저장??! 같은 자료: 배열, 여러 자료: 구조체, <text:span text:style-name="T3">linked list</text:span></text:p>
      <text:p text:style-name="P1"/>
      <text:p text:style-name="P3">call by value: 변수로 받음. 원본 변수의 복사 공간생성<text:span text:style-name="T6">(원본 변경 원하지 않을 때)</text:span>, 리턴. <text:span text:style-name="T4">ex) sum(a, b)</text:span></text:p>
      <text:p text:style-name="P3"/>
      <text:p text:style-name="P3">call by address: 주소로 받음<text:span text:style-name="T6">(원본 변경 원할 때)</text:span>. <text:span text:style-name="T5">ex)swap(&amp;a, &amp;b)</text:span> </text:p>
      <text:p text:style-name="P3"/>
      <text:p text:style-name="P3"/>
      <text:p text:style-name="P5">2019.01.10</text:p>
      <text:p text:style-name="P4"/>
      <text:p text:style-name="P7">언어 만들기. : 데이터 타입<text:span text:style-name="T7">(변수 생성, int, float, …) </text:span>→<text:span text:style-name="T7"> 연산자(산술, 관계, 논리, …) → 제어(control statement: if, for, … ) → 함수(프로그램의 전체 구조) → 배열 (여러 데이터 저장 , 문자열: 문자의 배열) → 구조체(서로 다른 자료형을 묶어서 새로운 데이터 타입을 생성)</text:span></text:p>
      <text:p text:style-name="P7"/>
      <text:p text:style-name="P7">객체지향 : 사람의 관점으로 묶어서 하나로 만들자에서 시작. <text:span text:style-name="T8">(데이터 + 함수)</text:span></text:p>
      <text:p text:style-name="P7"/>
      <text:p text:style-name="P8">class : user defined data type</text:p>
      <text:p text:style-name="P8"/>
      <text:p text:style-name="P9">c에서는 문자열(string)은 변할 수 있다 → mutable, but, python 에서는 문자열은 immutable하다.!!</text:p>
      <text:p text:style-name="P9"/>
      <text:p text:style-name="P10"/>
      <text:p text:style-name="P12">2019.01.11</text:p>
      <text:p text:style-name="P11"/>
      <text:p text:style-name="P11">self : 자기를 호출한 주소를 참조하는 객체</text:p>
      <text:p text:style-name="P13">class :</text:p>
      <text:p text:style-name="P14">constructor , <text:span text:style-name="T10">class variable &amp; instance variable</text:span></text:p>
      <text:p text:style-name="P15"><text:soft-page-break/>inheritance : class sub_class(super_class)</text:p>
      <text:p text:style-name="P16">method overriding</text:p>
      <text:p text:style-name="P17">operator overloading</text:p>
      <text:p text:style-name="P18">polymorphism</text:p>
      <text:p text:style-name="P20"/>
      <text:p text:style-name="P18"/>
      <text:p text:style-name="P19">web Srap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0:13:29.974192088</meta:creation-date>
    <dc:date>2019-01-11T15:07:35.814949585</dc:date>
    <meta:editing-duration>P1DT6H16M25S</meta:editing-duration>
    <meta:editing-cycles>53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500" meta:character-count="987" meta:non-whitespace-character-count="806"/>
  </office:meta>
</office:document-meta>
</file>